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4pt" style:font-size-asian="14pt" style:font-size-complex="14pt"/>
    </style:style>
    <style:style style:name="P2" style:family="paragraph" style:parent-style-name="Standard">
      <style:text-properties style:font-name="Consolas" fo:font-size="14pt" style:font-size-asian="14pt" style:font-size-complex="14pt"/>
    </style:style>
    <style:style style:name="P3" style:family="paragraph" style:parent-style-name="Standard" style:list-style-name="L3">
      <style:text-properties style:font-name="Consolas" fo:font-size="14pt" style:font-size-asian="14pt" style:font-size-complex="14pt"/>
    </style:style>
    <style:style style:name="P4" style:family="paragraph" style:parent-style-name="Standard" style:list-style-name="L5">
      <style:text-properties style:font-name="Consolas" fo:font-size="14pt" style:font-size-asian="14pt" style:font-size-complex="14pt"/>
    </style:style>
    <style:style style:name="P5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2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4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6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9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onsolas" fo:font-size="16pt" style:font-size-asian="16pt" style:font-size-complex="16pt"/>
    </style:style>
    <style:style style:name="P12" style:family="paragraph" style:parent-style-name="Standard">
      <style:text-properties style:font-name="Consolas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 style:list-style-name="L5">
      <style:text-properties style:font-name="Consolas" fo:font-size="6pt" style:font-size-asian="6pt" style:font-size-complex="6pt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BIBLIOTECA</text:p>
      <text:p text:style-name="P1"/>
      <text:p text:style-name="P11"><text:span text:style-name="T2">INTRODUCCIÓN</text:span></text:p>
      <text:p text:style-name="P1">La practica consiste en una aplicación que permite gestionar una biblioteca, listando una serie de libros y usuarios y permitiendo que los usuarios puedan llevarse libros prestados y devolverlos.</text:p>
      <text:p text:style-name="P1">Hay dos tipos de usuarios: los normales y los bibliotecarios. Los bibliotecarios tienen la capacidad de añadir y quitar libros de la lista de libros que hay disponibles para préstamo, así como eliminar usuarios.</text:p>
      <text:p text:style-name="P1">Los libros podrán estar duplicados.</text:p>
      <text:p text:style-name="P1"/>
      <text:p text:style-name="P12">DATOS DE INICIO DE SESIÓN</text:p>
      <text:p text:style-name="P5">Hay dos usuarios ya pre-creados para iniciar sesión.</text:p>
      <text:p text:style-name="P5">Sus nombres de usuario son:</text:p>
      <text:list xml:id="list3860307259980067650" text:style-name="L2">
        <text:list-item>
          <text:p text:style-name="P6">usuario (Tipo de usuario normal).</text:p>
        </text:list-item>
        <text:list-item>
          <text:p text:style-name="P6">bibliotecario (Tipo de usuario bibliotecario).</text:p>
        </text:list-item>
      </text:list>
      <text:p text:style-name="P5">La contraseña de ambos es 12345.</text:p>
      <text:p text:style-name="P5"/>
      <text:p text:style-name="P12">USUARIOS</text:p>
      <text:p text:style-name="P5">La clase usuario es la que define a los objetos usuario para el inicio de sesión y para sacar/devolver libros.</text:p>
      <text:p text:style-name="P5">Existe una clase bibliotecario que deriva de usuario, las diferencias entre ambas son:</text:p>
      <text:list xml:id="list8193491017597779000" text:style-name="L4">
        <text:list-item>
          <text:p text:style-name="P7">Usuario solo puede sacar 3 libros al mismo tiempo, Bibliotecario 10.</text:p>
        </text:list-item>
        <text:list-item>
          <text:p text:style-name="P7">Bibliotecario puede ver la lista de usuarios y eliminar usuarios.</text:p>
        </text:list-item>
        <text:list-item>
          <text:p text:style-name="P7">Bibliotecario puede añadir o eliminar libros de la lista de libros.</text:p>
        </text:list-item>
      </text:list>
      <text:p text:style-name="P5">La clase usuarios tiene en su interior definido el método equals, que compara los dni de los usuarios.</text:p>
      <text:p text:style-name="P5">También lleva la cuenta de cuantos libros ha retirado. El control de que libros saca se controlan en el objeto Libro correspondiente.</text:p>
      <text:p text:style-name="P5"/>
      <text:p text:style-name="P5">Los usuarios son guardados en ListaUsuarios. Esta lista ademas de permitir añadir, eliminar y buscar un usuario tanto por su nombre como por su index. </text:p>
      <text:p text:style-name="P5">En el interior también esta definido iniciarSesion(), que comprueba que el nombre y la contraseña de un usuario concuerden con los datos de la lista.</text:p>
      <text:p text:style-name="P5"><text:soft-page-break/>La lista implementa la interfaz Serializable que sirve para guardar y cargar los datos desde el fichero usuarios.dat en la raíz del proyecto.</text:p>
      <text:p text:style-name="P5"/>
      <text:p text:style-name="P5"><text:span text:style-name="T3">DATOS DE REGISTRO (ATRIBUTOS) DE USUARIOS</text:span></text:p>
      <text:list xml:id="list6717502446132571139" text:style-name="L5">
        <text:list-item>
          <text:p text:style-name="P4">Los usuarios para registrarse deben introducir una serie de datos:</text:p>
        </text:list-item>
        <text:list-item>
          <text:p text:style-name="P4">nombre: sera usado para iniciar sesión, debe tener entre 1 y 15 caracteres.</text:p>
        </text:list-item>
        <text:list-item>
          <text:p text:style-name="P4">dni: debe estar en formato 12345678A. No se controla que la letra sea correcta.</text:p>
        </text:list-item>
        <text:list-item>
          <text:p text:style-name="P13"><text:span text:style-name="T1">email: tiene que tener menos de 20 caracteres. Ademas el formato debe tener un “.” y una “@”.</text:span></text:p>
        </text:list-item>
        <text:list-item>
          <text:p text:style-name="P4">contraseña: usada para iniciar sesion. Consiste en un conjunto de al menos 5 caracteres.</text:p>
        </text:list-item>
      </text:list>
      <text:p text:style-name="P10">OTROS ATRIBUTOS</text:p>
      <text:list xml:id="list37216583" text:continue-numbering="true" text:style-name="L5">
        <text:list-item>
          <text:p text:style-name="P4">numero maximo de prestamos: cantidad maxima de libros que puede sacar un usuario al mismo tiempo.</text:p>
        </text:list-item>
        <text:list-item>
          <text:p text:style-name="P4">numero de prestamos actuales: cantidad de libros que un usuario tiene prestados actualmente.</text:p>
        </text:list-item>
        <text:list-item>
          <text:p text:style-name="P4">Todos estos usuarios serán integrados en una lista de usuarios automáticamente al añadirse, esta lista es a su vez exportada a un fichero.</text:p>
          <text:p text:style-name="P4"/>
        </text:list-item>
      </text:list>
      <text:p text:style-name="P1"/>
      <text:p text:style-name="P12">LIBROS</text:p>
      <text:p text:style-name="P5">Los libros se definen en la clase libro. </text:p>
      <text:p text:style-name="P5">Al igual que los usuarios existe una lista en la que son guardados. Los libros pueden estar duplicados.</text:p>
      <text:p text:style-name="P5">Los libros se comparan utilizando el titulo.</text:p>
      <text:p text:style-name="P5">Sus atributos son:</text:p>
      <text:list xml:id="list5872928846031942180" text:style-name="L6">
        <text:list-item>
          <text:p text:style-name="P8">Titulo: String</text:p>
        </text:list-item>
        <text:list-item>
          <text:p text:style-name="P8">Autor: String</text:p>
        </text:list-item>
        <text:list-item>
          <text:p text:style-name="P8">Editorial: String</text:p>
        </text:list-item>
        <text:list-item>
          <text:p text:style-name="P8">ISBN: ISBN formado por una cadena de 10 o 13 dígitos.</text:p>
        </text:list-item>
        <text:list-item>
          <text:p text:style-name="P8">Usuario: Usuario que tiene el libro en préstamo, si es null el libro esta disponible.</text:p>
        </text:list-item>
      </text:list>
      <text:p text:style-name="P5">La clase libros integra la interfaz Prestamos, que tiene el método sacarLibro(Usuario usu) y devolverLibro(). Estos métodos se usan para sacar y devolver libros, alterando el atributo usuario. La interfaz está pensada para implementarse en futuras clases (ej. revistas, comics, etc.).</text:p>
      <text:p text:style-name="P12"><text:soft-page-break/>MODELOS</text:p>
      <text:p text:style-name="P5">Tanto la lista de libros como la de usuarios cuenta con modelos para integrarse con el entorno gráfico.</text:p>
      <text:p text:style-name="P5"/>
      <text:p text:style-name="P11"><text:span text:style-name="T2">EXCEPCIONES</text:span></text:p>
      <text:list xml:id="list450348747859825355" text:style-name="L3">
        <text:list-item>
          <text:p text:style-name="P3">DNIincorrectoException: se lanza cuando el dni introducido por un usuario al registrase es incorrecto.</text:p>
        </text:list-item>
        <text:list-item>
          <text:p text:style-name="P3">EmailincorrectoException: se lanza cuando el email introducido por un usuario al registrarse es incorrecto.</text:p>
        </text:list-item>
        <text:list-item>
          <text:p text:style-name="P3">ISBNincorrecto: se lanza cuando el isbn no cumple los requisitos.</text:p>
        </text:list-item>
        <text:list-item>
          <text:p text:style-name="P3">NombreIncorrectoException: se lanza cuando el nombre de un usuario es incorrecto.</text:p>
        </text:list-item>
        <text:list-item>
          <text:p text:style-name="P3">PassIncorrectaException: se lanza cuando la contraseña de un usuario es incorrecta.</text:p>
        </text:list-item>
        <text:list-item>
          <text:p text:style-name="P3">UsuarioYaExisteException: se lanza cuando el dni, email o el nombre de un usuario ya están definidos para otra persona.</text:p>
        </text:list-item>
      </text:list>
      <text:p text:style-name="P12"/>
      <text:p text:style-name="P12">ENTORNO</text:p>
      <text:list xml:id="list6452580533446331425" text:style-name="L9">
        <text:list-item>
          <text:p text:style-name="P9">Inicio: ventana en la que se lanza la aplicación. Permite introducir usuario y contraseña para iniciar sesión abriendo Principal o bien registrar a un nuevo usuario abriendo Registro.</text:p>
        </text:list-item>
        <text:list-item>
          <text:p text:style-name="P9">Registro: permite introducir los datos de usuario validos (ver apartado datos de registro) y crear un usuario nuevo.</text:p>
        </text:list-item>
        <text:list-item>
          <text:p text:style-name="P9">Principal: menú principal de la aplicación. Cuenta con botones para abrir la lista de libros (Libros), y la lista de usuarios (Usuarios) si el usuario que ha abierto sesión es un bibliotecario y cerrar la aplicación (botón Cerrar Sesión).</text:p>
        </text:list-item>
        <text:list-item>
          <text:p text:style-name="P9">Usuarios: permite a un bibliotecario ver una lista de usuarios y sus datos. Permite eliminar al usuario seleccionado.</text:p>
        </text:list-item>
        <text:list-item>
          <text:p text:style-name="P9">Libros: muestra la lista de libros. Se puede seleccionar un libro, ver sus datos y sacarlo prestado o devolverlo si el usuario lo has sacado con anterioridad.</text:p>
          <text:p text:style-name="P9">Un bibliotecario en esta ventana puede añadir o borrar libros, pero no modificarlos.</text:p>
        </text:list-item>
      </text:list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18T09:08:50.687000000</meta:creation-date>
    <meta:generator>OpenOffice/4.1.3$Win32 OpenOffice.org_project/413m1$Build-9783</meta:generator>
    <dc:date>2017-05-28T17:04:38.58</dc:date>
    <meta:editing-duration>PT55M33S</meta:editing-duration>
    <meta:editing-cycles>4</meta:editing-cycles>
    <meta:document-statistic meta:table-count="0" meta:image-count="0" meta:object-count="0" meta:page-count="3" meta:paragraph-count="59" meta:word-count="782" meta:character-count="4818"/>
  </office:meta>
</office:document-meta>
</file>